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28cm" style:rel-column-width="1660*"/>
    </style:style>
    <style:style style:name="Tabla1.B" style:family="table-column">
      <style:table-column-properties style:column-width="7.638cm" style:rel-column-width="4330*"/>
    </style:style>
    <style:style style:name="Tabla1.C" style:family="table-column">
      <style:table-column-properties style:column-width="3.318cm" style:rel-column-width="1881*"/>
    </style:style>
    <style:style style:name="Tabla1.D" style:family="table-column">
      <style:table-column-properties style:column-width="1.831cm" style:rel-column-width="1038*"/>
    </style:style>
    <style:style style:name="Tabla1.E" style:family="table-column">
      <style:table-column-properties style:column-width="1.602cm" style:rel-column-width="908*"/>
    </style:style>
    <style:style style:name="Tabla1.F" style:family="table-column">
      <style:table-column-properties style:column-width="0.273cm" style:rel-column-width="15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nsolas"/>
    </style:style>
    <style:style style:name="P7" style:family="paragraph" style:parent-style-name="Text_20_body">
      <style:text-properties style:font-name="Consolas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9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11" style:family="paragraph" style:parent-style-name="Text_20_body">
      <style:paragraph-properties fo:line-height="100%"/>
      <style:text-properties style:font-name="Consolas"/>
    </style:style>
    <style:style style:name="P12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7"/>
      <text:p text:style-name="P11"/>
      <text:p text:style-name="P10"><text:title>Code Review</text:title></text:p>
      <text:p text:style-name="P10"><text:initial-creator>Juan Pablo Ospino Solano</text:initial-creator></text:p>
      <text:p text:style-name="P10"><text:variable-set text:name="Version" office:value-type="string">Versión 1.0</text:variable-set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mo criterio de revisión del código se tomó cada uno de los elementos diseñados y sus componentes. Cada uno se revisó de manera independiente.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office:value-type="string">
            <text:p text:style-name="P5">DatoHistorico</text:p>
          </table:table-cell>
          <table:table-cell table:style-name="Tabla1.C1" office:value-type="string">
            <text:p text:style-name="P5">Rango</text:p>
          </table:table-cell>
          <table:table-cell table:style-name="Tabla1.C1" office:value-type="string">
            <text:p text:style-name="P5">TablaTamanhoRelativo</text:p>
          </table:table-cell>
          <table:table-cell table:style-name="Tabla1.F1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 verificar que todas las clases diseñadas y sus respectivos componentes estén correctamente implementados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Include</text:p>
          </table:table-cell>
          <table:table-cell table:style-name="Tabla1.A2" office:value-type="string">
            <text:p text:style-name="P4">- Vreificar que las dependencias y las dependencias de los includes se implemente en las clases quienes las utilicen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Iniciación de variables</text:p>
          </table:table-cell>
          <table:table-cell table:style-name="Tabla1.A2" office:value-type="string">
            <text:p text:style-name="P4">- Verificar las intancias de las variables se realicen de manera correcta.</text:p>
            <text:p text:style-name="P4">- Verificar que se hagan correctamente las sentencias de cambios de tipos de variables.</text:p>
            <text:p text:style-name="P4">- verificar que las variables resultados de un loop deben estar inicializadas fuera de el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Llamados</text:p>
          </table:table-cell>
          <table:table-cell table:style-name="Tabla1.A2" office:value-type="string">
            <text:p text:style-name="P4">- Los llamados a funciones, métodos o contructores deben estár correctamente realizados conforme la firma de los mismos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Nombres</text:p>
          </table:table-cell>
          <table:table-cell table:style-name="Tabla1.A2" office:value-type="string">
            <text:p text:style-name="P4">- verificar que las instancias de las clases tengan un nombre representativo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Operaciones lógicas</text:p>
          </table:table-cell>
          <table:table-cell table:style-name="Tabla1.A2" office:value-type="string">
            <text:p text:style-name="P4">- Verificar los posibles resultados de estan operaciones y su correcta bifurcación.</text:p>
            <text:p text:style-name="P4">- Verifcar los métodod switch contengan la sentencia break en todos los casos de salida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Estandar de codificación</text:p>
          </table:table-cell>
          <table:table-cell table:style-name="Tabla1.A2" office:value-type="string">
            <text:p text:style-name="P4">- Verificar que se haya cumplido con el estandar de aplicación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Apertura y cierre de <text:soft-page-break/>archivos</text:p>
          </table:table-cell>
          <table:table-cell table:style-name="Tabla1.A2" office:value-type="string">
            <text:p text:style-name="P4">- Verificar que en el momento de hacer lectura de archivo se haga dentro de <text:soft-page-break/>un bloque try cath para manejar excepciones en casos de error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Code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20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Code Review</text:title> - <text:initial-creator>Juan Pablo Ospino Solano</text:initial-creator> <text:s text:c="38"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20T13:15:42.90</dc:date>
    <dc:creator>Juan Pablo Ospino Solano</dc:creator>
    <meta:editing-duration>P1DT2H56M51S</meta:editing-duration>
    <meta:editing-cycles>42</meta:editing-cycles>
    <meta:generator>OpenOffice/4.1.2$Win32 OpenOffice.org_project/412m3$Build-9782</meta:generator>
    <dc:title>Code Review</dc:title>
    <meta:document-statistic meta:table-count="2" meta:image-count="1" meta:object-count="0" meta:page-count="3" meta:paragraph-count="58" meta:word-count="266" meta:character-count="1702"/>
  </office:meta>
</office:document-meta>
</file>